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ml-1m</text:p>
          </table:table-cell>
          <table:table-cell office:value-type="string" calcext:value-type="string">
            <text:p><text:a xlink:href="mailto:Hit@10" xlink:type="simple">Hit@10</text:a></text:p>
          </table:table-cell>
          <table:table-cell office:value-type="string" calcext:value-type="string">
            <text:p><text:a xlink:href="mailto:NDCG@10" xlink:type="simple">NDCG@10</text:a></text:p>
          </table:table-cell>
          <table:table-cell office:value-type="string" calcext:value-type="string">
            <text:p>~time/epoch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609" calcext:value-type="float">
            <text:p>0.63609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80" calcext:value-type="float">
            <text:p>80</text:p>
          </table:table-cell>
          <table:table-cell office:value-type="time" office:time-value="PT05H15M45S" calcext:value-type="time">
            <text:p>05:15:45 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772" calcext:value-type="float">
            <text:p>0.66772</text:p>
          </table:table-cell>
          <table:table-cell office:value-type="float" office:value="0.39146" calcext:value-type="float">
            <text:p>0.39146</text:p>
          </table:table-cell>
          <table:table-cell office:value-type="float" office:value="89" calcext:value-type="float">
            <text:p>89</text:p>
          </table:table-cell>
          <table:table-cell office:value-type="time" office:time-value="PT06H45M40S" calcext:value-type="time">
            <text:p>06:45:40 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7831" calcext:value-type="float">
            <text:p>0.67831</text:p>
          </table:table-cell>
          <table:table-cell office:value-type="float" office:value="0.40001" calcext:value-type="float">
            <text:p>0.40001</text:p>
          </table:table-cell>
          <table:table-cell office:value-type="float" office:value="60" calcext:value-type="float">
            <text:p>60</text:p>
          </table:table-cell>
          <table:table-cell office:value-type="time" office:time-value="PT05H36M26S" calcext:value-type="time">
            <text:p>05:36:26 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9371" calcext:value-type="float">
            <text:p>0.69371</text:p>
          </table:table-cell>
          <table:table-cell office:value-type="float" office:value="0.4122" calcext:value-type="float">
            <text:p>0.4122</text:p>
          </table:table-cell>
          <table:table-cell office:value-type="float" office:value="111" calcext:value-type="float">
            <text:p>111</text:p>
          </table:table-cell>
          <table:table-cell office:value-type="time" office:time-value="PT06H19M38S" calcext:value-type="time">
            <text:p>06:19:38 AM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jest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388" calcext:value-type="float">
            <text:p>0.85388</text:p>
          </table:table-cell>
          <table:table-cell office:value-type="float" office:value="0.74857" calcext:value-type="float">
            <text:p>0.74857</text:p>
          </table:table-cell>
          <table:table-cell office:value-type="float" office:value="34" calcext:value-type="float">
            <text:p>34</text:p>
          </table:table-cell>
          <table:table-cell office:value-type="time" office:time-value="PT01H14M03S" calcext:value-type="time">
            <text:p>01:14:03 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75247" calcext:value-type="float">
            <text:p>0.75247</text:p>
          </table:table-cell>
          <table:table-cell office:value-type="float" office:value="35" calcext:value-type="float">
            <text:p>35</text:p>
          </table:table-cell>
          <table:table-cell office:value-type="time" office:time-value="PT01H09M34S" calcext:value-type="time">
            <text:p>01:09:34 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576" calcext:value-type="float">
            <text:p>0.85576</text:p>
          </table:table-cell>
          <table:table-cell office:value-type="float" office:value="0.76155" calcext:value-type="float">
            <text:p>0.76155</text:p>
          </table:table-cell>
          <table:table-cell office:value-type="float" office:value="35" calcext:value-type="float">
            <text:p>35</text:p>
          </table:table-cell>
          <table:table-cell office:value-type="time" office:time-value="PT01H23M06S" calcext:value-type="time">
            <text:p>01:23:06 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5436" calcext:value-type="float">
            <text:p>0.85436</text:p>
          </table:table-cell>
          <table:table-cell office:value-type="float" office:value="0.75488" calcext:value-type="float">
            <text:p>0.75488</text:p>
          </table:table-cell>
          <table:table-cell office:value-type="float" office:value="41" calcext:value-type="float">
            <text:p>41</text:p>
          </table:table-cell>
          <table:table-cell office:value-type="time" office:time-value="PT01H12M14S" calcext:value-type="time">
            <text:p>01:12:14 AM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epinion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11516" calcext:value-type="float">
            <text:p>0.11516</text:p>
          </table:table-cell>
          <table:table-cell office:value-type="float" office:value="4.7" calcext:value-type="float">
            <text:p>4.7</text:p>
          </table:table-cell>
          <table:table-cell office:value-type="time" office:time-value="PT01H26M49S" calcext:value-type="time">
            <text:p>01:26:49 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11072" calcext:value-type="float">
            <text:p>0.11072</text:p>
          </table:table-cell>
          <table:table-cell office:value-type="float" office:value="3" calcext:value-type="float">
            <text:p>3</text:p>
          </table:table-cell>
          <table:table-cell office:value-type="time" office:time-value="PT01H09M55S" calcext:value-type="time">
            <text:p>01:09:55 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0963" calcext:value-type="float">
            <text:p>0.20963</text:p>
          </table:table-cell>
          <table:table-cell office:value-type="float" office:value="0.10731" calcext:value-type="float">
            <text:p>0.10731</text:p>
          </table:table-cell>
          <table:table-cell office:value-type="float" office:value="4.1" calcext:value-type="float">
            <text:p>4.1</text:p>
          </table:table-cell>
          <table:table-cell office:value-type="time" office:time-value="PT01H04M57S" calcext:value-type="time">
            <text:p>01:04:57 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1655" calcext:value-type="float">
            <text:p>0.21655</text:p>
          </table:table-cell>
          <table:table-cell office:value-type="float" office:value="0.10519" calcext:value-type="float">
            <text:p>0.10519</text:p>
          </table:table-cell>
          <table:table-cell office:value-type="float" office:value="4.5" calcext:value-type="float">
            <text:p>4.5</text:p>
          </table:table-cell>
          <table:table-cell office:value-type="time" office:time-value="PT01H21M18S" calcext:value-type="time">
            <text:p>01:21:18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2:34:21.754821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0:35:02.463609144</meta:creation-date>
    <dc:date>2020-01-15T12:55:32.535738477</dc:date>
    <meta:editing-duration>PT2H47M42S</meta:editing-duration>
    <meta:editing-cycles>7</meta:editing-cycles>
    <meta:generator>LibreOffice/6.0.7.3$Linux_X86_64 LibreOffice_project/00m0$Build-3</meta:generator>
    <meta:document-statistic meta:table-count="1" meta:cell-count="67" meta:object-count="0"/>
  </office:meta>
</office:document-meta>
</file>